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/F1</text:p>
          </table:table-cell>
          <table:table-cell office:value-type="string" calcext:value-type="string">
            <text:p>Fcycles</text:p>
          </table:table-cell>
          <table:table-cell office:value-type="string" calcext:value-type="string">
            <text:p>Frads</text:p>
          </table:table-cell>
          <table:table-cell office:value-type="string" calcext:value-type="string">
            <text:p>ChA pp</text:p>
          </table:table-cell>
          <table:table-cell office:value-type="string" calcext:value-type="string">
            <text:p>ChB pp</text:p>
          </table:table-cell>
          <table:table-cell office:value-type="string" calcext:value-type="string">
            <text:p>sqrt(A^2-B^2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.2*10^-6" office:value-type="float" office:value="0.0000022" calcext:value-type="float">
            <text:p>0.0000022</text:p>
          </table:table-cell>
          <table:table-cell office:value-type="float" office:value="3" calcext:value-type="float">
            <text:p>3</text:p>
          </table:table-cell>
          <table:table-cell office:value-type="float" office:value="723.43" calcext:value-type="float">
            <text:p>723.43</text:p>
          </table:table-cell>
          <table:table-cell office:value-type="float" office:value="0.25" calcext:value-type="float">
            <text:p>0.25</text:p>
          </table:table-cell>
          <table:table-cell table:formula="of:=[.E2]*[.D2]" office:value-type="float" office:value="180.8575" calcext:value-type="float">
            <text:p>180.8575</text:p>
          </table:table-cell>
          <table:table-cell table:formula="of:=[.F2]/(2*PI())" office:value-type="float" office:value="28.7843651202425" calcext:value-type="float">
            <text:p>28.7843651202425</text:p>
          </table:table-cell>
          <table:table-cell table:number-columns-repeated="2"/>
          <table:table-cell table:formula="of:=SQRT([.H2]^2-[.I2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.2*10^-6" office:value-type="float" office:value="0.0000022" calcext:value-type="float">
            <text:p>0.0000022</text:p>
          </table:table-cell>
          <table:table-cell office:value-type="float" office:value="3" calcext:value-type="float">
            <text:p>3</text:p>
          </table:table-cell>
          <table:table-cell office:value-type="float" office:value="724.43" calcext:value-type="float">
            <text:p>724.43</text:p>
          </table:table-cell>
          <table:table-cell office:value-type="float" office:value="0.5" calcext:value-type="float">
            <text:p>0.5</text:p>
          </table:table-cell>
          <table:table-cell table:formula="of:=[.E3]*[.D3]" office:value-type="float" office:value="362.215" calcext:value-type="float">
            <text:p>362.215</text:p>
          </table:table-cell>
          <table:table-cell table:formula="of:=[.F3]/(2*PI())" office:value-type="float" office:value="57.6483077120309" calcext:value-type="float">
            <text:p>57.6483077120309</text:p>
          </table:table-cell>
          <table:table-cell table:number-columns-repeated="2"/>
          <table:table-cell table:formula="of:=SQRT([.H3]^2-[.I3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.2*10^-6" office:value-type="float" office:value="0.0000022" calcext:value-type="float">
            <text:p>0.0000022</text:p>
          </table:table-cell>
          <table:table-cell office:value-type="float" office:value="3" calcext:value-type="float">
            <text:p>3</text:p>
          </table:table-cell>
          <table:table-cell office:value-type="float" office:value="725.43" calcext:value-type="float">
            <text:p>725.43</text:p>
          </table:table-cell>
          <table:table-cell office:value-type="float" office:value="0.75" calcext:value-type="float">
            <text:p>0.75</text:p>
          </table:table-cell>
          <table:table-cell table:formula="of:=[.E4]*[.D4]" office:value-type="float" office:value="544.0725" calcext:value-type="float">
            <text:p>544.0725</text:p>
          </table:table-cell>
          <table:table-cell table:formula="of:=[.F4]/(2*PI())" office:value-type="float" office:value="86.5918277753652" calcext:value-type="float">
            <text:p>86.5918277753652</text:p>
          </table:table-cell>
          <table:table-cell table:number-columns-repeated="2"/>
          <table:table-cell table:formula="of:=SQRT([.H4]^2-[.I4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.2*10^-6" office:value-type="float" office:value="0.0000022" calcext:value-type="float">
            <text:p>0.0000022</text:p>
          </table:table-cell>
          <table:table-cell office:value-type="float" office:value="3" calcext:value-type="float">
            <text:p>3</text:p>
          </table:table-cell>
          <table:table-cell office:value-type="float" office:value="726.43" calcext:value-type="float">
            <text:p>726.43</text:p>
          </table:table-cell>
          <table:table-cell office:value-type="float" office:value="1" calcext:value-type="float">
            <text:p>1</text:p>
          </table:table-cell>
          <table:table-cell table:formula="of:=[.E5]*[.D5]" office:value-type="float" office:value="726.43" calcext:value-type="float">
            <text:p>726.43</text:p>
          </table:table-cell>
          <table:table-cell table:formula="of:=[.F5]/(2*PI())" office:value-type="float" office:value="115.614925310246" calcext:value-type="float">
            <text:p>115.614925310246</text:p>
          </table:table-cell>
          <table:table-cell table:number-columns-repeated="2"/>
          <table:table-cell table:formula="of:=SQRT([.H5]^2-[.I5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.2*10^-6" office:value-type="float" office:value="0.0000022" calcext:value-type="float">
            <text:p>0.0000022</text:p>
          </table:table-cell>
          <table:table-cell office:value-type="float" office:value="3" calcext:value-type="float">
            <text:p>3</text:p>
          </table:table-cell>
          <table:table-cell office:value-type="float" office:value="727.43" calcext:value-type="float">
            <text:p>727.43</text:p>
          </table:table-cell>
          <table:table-cell office:value-type="float" office:value="1.25" calcext:value-type="float">
            <text:p>1.25</text:p>
          </table:table-cell>
          <table:table-cell table:formula="of:=[.E6]*[.D6]" office:value-type="float" office:value="909.2875" calcext:value-type="float">
            <text:p>909.2875</text:p>
          </table:table-cell>
          <table:table-cell table:formula="of:=[.F6]/(2*PI())" office:value-type="float" office:value="144.717600316672" calcext:value-type="float">
            <text:p>144.717600316672</text:p>
          </table:table-cell>
          <table:table-cell table:number-columns-repeated="2"/>
          <table:table-cell table:formula="of:=SQRT([.H6]^2-[.I6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.2*10^-6" office:value-type="float" office:value="0.0000022" calcext:value-type="float">
            <text:p>0.0000022</text:p>
          </table:table-cell>
          <table:table-cell office:value-type="float" office:value="3" calcext:value-type="float">
            <text:p>3</text:p>
          </table:table-cell>
          <table:table-cell office:value-type="float" office:value="728.43" calcext:value-type="float">
            <text:p>728.43</text:p>
          </table:table-cell>
          <table:table-cell office:value-type="float" office:value="1.5" calcext:value-type="float">
            <text:p>1.5</text:p>
          </table:table-cell>
          <table:table-cell table:formula="of:=[.E7]*[.D7]" office:value-type="float" office:value="1092.645" calcext:value-type="float">
            <text:p>1092.645</text:p>
          </table:table-cell>
          <table:table-cell table:formula="of:=[.F7]/(2*PI())" office:value-type="float" office:value="173.899852794644" calcext:value-type="float">
            <text:p>173.899852794644</text:p>
          </table:table-cell>
          <table:table-cell table:number-columns-repeated="2"/>
          <table:table-cell table:formula="of:=SQRT([.H7]^2-[.I7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.2*10^-6" office:value-type="float" office:value="0.0000022" calcext:value-type="float">
            <text:p>0.0000022</text:p>
          </table:table-cell>
          <table:table-cell office:value-type="float" office:value="3" calcext:value-type="float">
            <text:p>3</text:p>
          </table:table-cell>
          <table:table-cell office:value-type="float" office:value="729.43" calcext:value-type="float">
            <text:p>729.43</text:p>
          </table:table-cell>
          <table:table-cell office:value-type="float" office:value="2" calcext:value-type="float">
            <text:p>2</text:p>
          </table:table-cell>
          <table:table-cell table:formula="of:=[.E8]*[.D8]" office:value-type="float" office:value="1458.86" calcext:value-type="float">
            <text:p>1458.86</text:p>
          </table:table-cell>
          <table:table-cell table:formula="of:=[.F8]/(2*PI())" office:value-type="float" office:value="232.184780279042" calcext:value-type="float">
            <text:p>232.184780279042</text:p>
          </table:table-cell>
          <table:table-cell table:number-columns-repeated="2"/>
          <table:table-cell table:formula="of:=SQRT([.H8]^2-[.I8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.2*10^-6" office:value-type="float" office:value="0.0000022" calcext:value-type="float">
            <text:p>0.0000022</text:p>
          </table:table-cell>
          <table:table-cell office:value-type="float" office:value="3" calcext:value-type="float">
            <text:p>3</text:p>
          </table:table-cell>
          <table:table-cell office:value-type="float" office:value="730.43" calcext:value-type="float">
            <text:p>730.43</text:p>
          </table:table-cell>
          <table:table-cell office:value-type="float" office:value="3" calcext:value-type="float">
            <text:p>3</text:p>
          </table:table-cell>
          <table:table-cell table:formula="of:=[.E9]*[.D9]" office:value-type="float" office:value="2191.29" calcext:value-type="float">
            <text:p>2191.29</text:p>
          </table:table-cell>
          <table:table-cell table:formula="of:=[.F9]/(2*PI())" office:value-type="float" office:value="348.754635247839" calcext:value-type="float">
            <text:p>348.754635247839</text:p>
          </table:table-cell>
          <table:table-cell table:number-columns-repeated="2"/>
          <table:table-cell table:formula="of:=SQRT([.H9]^2-[.I9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.2*10^-6" office:value-type="float" office:value="0.0000022" calcext:value-type="float">
            <text:p>0.0000022</text:p>
          </table:table-cell>
          <table:table-cell office:value-type="float" office:value="3" calcext:value-type="float">
            <text:p>3</text:p>
          </table:table-cell>
          <table:table-cell office:value-type="float" office:value="731.43" calcext:value-type="float">
            <text:p>731.43</text:p>
          </table:table-cell>
          <table:table-cell office:value-type="float" office:value="4" calcext:value-type="float">
            <text:p>4</text:p>
          </table:table-cell>
          <table:table-cell table:formula="of:=[.E10]*[.D10]" office:value-type="float" office:value="2925.72" calcext:value-type="float">
            <text:p>2925.72</text:p>
          </table:table-cell>
          <table:table-cell table:formula="of:=[.F10]/(2*PI())" office:value-type="float" office:value="465.64280010282" calcext:value-type="float">
            <text:p>465.64280010282</text:p>
          </table:table-cell>
          <table:table-cell table:number-columns-repeated="2"/>
          <table:table-cell table:formula="of:=SQRT([.H10]^2-[.I10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.2*10^-6" office:value-type="float" office:value="0.0000022" calcext:value-type="float">
            <text:p>0.0000022</text:p>
          </table:table-cell>
          <table:table-cell office:value-type="float" office:value="3" calcext:value-type="float">
            <text:p>3</text:p>
          </table:table-cell>
          <table:table-cell office:value-type="float" office:value="732.43" calcext:value-type="float">
            <text:p>732.43</text:p>
          </table:table-cell>
          <table:table-cell office:value-type="float" office:value="5" calcext:value-type="float">
            <text:p>5</text:p>
          </table:table-cell>
          <table:table-cell table:formula="of:=[.E11]*[.D11]" office:value-type="float" office:value="3662.15" calcext:value-type="float">
            <text:p>3662.15</text:p>
          </table:table-cell>
          <table:table-cell table:formula="of:=[.F11]/(2*PI())" office:value-type="float" office:value="582.849274843985" calcext:value-type="float">
            <text:p>582.849274843985</text:p>
          </table:table-cell>
          <table:table-cell table:number-columns-repeated="2"/>
          <table:table-cell table:formula="of:=SQRT([.H11]^2-[.I11]^2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9T14:32:39.861000000</dc:date>
    <meta:editing-duration>PT22H</meta:editing-duration>
    <meta:editing-cycles>1</meta:editing-cycles>
    <meta:document-statistic meta:table-count="1" meta:cell-count="90" meta:object-count="0"/>
    <meta:generator>LibreOffice/7.3.1.3$Windows_X86_64 LibreOffice_project/a69ca51ded25f3eefd52d7bf9a5fad8c90b87951</meta:generator>
  </office:meta>
</office:document-meta>
</file>